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style:style>
    <style:style style:name="P23" style:family="paragraph" style:parent-style-name="Text_20_body">
      <style:text-properties style:font-name="Georgia" officeooo:rsid="0096d79b" officeooo:paragraph-rsid="0096d79b"/>
    </style:style>
    <style:style style:name="P24" style:family="paragraph" style:parent-style-name="Text_20_body">
      <style:text-properties style:font-name="Georgia" officeooo:rsid="009b3741" officeooo:paragraph-rsid="009b3741"/>
    </style:style>
    <style:style style:name="P25" style:family="paragraph" style:parent-style-name="Text_20_body">
      <style:text-properties style:font-name="Georgia" officeooo:rsid="009f6b57" officeooo:paragraph-rsid="009f6b57"/>
    </style:style>
    <style:style style:name="P26" style:family="paragraph" style:parent-style-name="Text_20_body">
      <style:text-properties style:font-name="Georgia" officeooo:rsid="00b45f62" officeooo:paragraph-rsid="00b45f62"/>
    </style:style>
    <style:style style:name="P27" style:family="paragraph" style:parent-style-name="Text_20_body">
      <style:text-properties style:font-name="Georgia" officeooo:rsid="00ba22f0" officeooo:paragraph-rsid="00ba22f0"/>
    </style:style>
    <style:style style:name="P28" style:family="paragraph" style:parent-style-name="Text_20_body">
      <style:text-properties style:font-name="Georgia" officeooo:rsid="00c70cb4" officeooo:paragraph-rsid="00c70cb4"/>
    </style:style>
    <style:style style:name="P29" style:family="paragraph" style:parent-style-name="Text_20_body">
      <style:text-properties style:font-name="Georgia" officeooo:rsid="00d0bb18" officeooo:paragraph-rsid="00d0bb18"/>
    </style:style>
    <style:style style:name="P30" style:family="paragraph" style:parent-style-name="Text_20_body">
      <style:text-properties style:font-name="Georgia" officeooo:rsid="00d7cd21" officeooo:paragraph-rsid="00d7cd21"/>
    </style:style>
    <style:style style:name="P31" style:family="paragraph" style:parent-style-name="Text_20_body">
      <style:text-properties style:font-name="Georgia" officeooo:rsid="00e06f85" officeooo:paragraph-rsid="00e06f85"/>
    </style:style>
    <style:style style:name="P32" style:family="paragraph" style:parent-style-name="Text_20_body">
      <style:text-properties style:font-name="Georgia" officeooo:rsid="00eb715a" officeooo:paragraph-rsid="00eb715a"/>
    </style:style>
    <style:style style:name="P33" style:family="paragraph" style:parent-style-name="Text_20_body">
      <style:text-properties style:font-name="Georgia" officeooo:rsid="00f529df" officeooo:paragraph-rsid="00f529df"/>
    </style:style>
    <style:style style:name="P34" style:family="paragraph" style:parent-style-name="Text_20_body">
      <style:text-properties style:font-name="Georgia" officeooo:rsid="010a793f" officeooo:paragraph-rsid="010a793f"/>
    </style:style>
    <style:style style:name="P35" style:family="paragraph" style:parent-style-name="Text_20_body">
      <style:text-properties style:font-name="Georgia" officeooo:rsid="0111b609" officeooo:paragraph-rsid="0111b609"/>
    </style:style>
    <style:style style:name="P36" style:family="paragraph" style:parent-style-name="Text_20_body">
      <style:text-properties style:font-name="Georgia" officeooo:rsid="011c44ae" officeooo:paragraph-rsid="011c44ae"/>
    </style:style>
    <style:style style:name="P37" style:family="paragraph" style:parent-style-name="Text_20_body">
      <style:text-properties style:font-name="Georgia" officeooo:rsid="0127592e" officeooo:paragraph-rsid="0127592e"/>
    </style:style>
    <style:style style:name="P38" style:family="paragraph" style:parent-style-name="Text_20_body">
      <style:text-properties style:font-name="Georgia" officeooo:rsid="01394a40" officeooo:paragraph-rsid="01394a40"/>
    </style:style>
    <style:style style:name="P39" style:family="paragraph" style:parent-style-name="Text_20_body">
      <style:text-properties style:font-name="Georgia" officeooo:rsid="015718e9" officeooo:paragraph-rsid="015718e9"/>
    </style:style>
    <style:style style:name="P40" style:family="paragraph" style:parent-style-name="Footnote">
      <style:text-properties officeooo:rsid="00197894" officeooo:paragraph-rsid="00197894"/>
    </style:style>
    <style:style style:name="P41" style:family="paragraph" style:parent-style-name="Endnote">
      <style:text-properties style:font-name="Liberation Serif" officeooo:rsid="0033a335" officeooo:paragraph-rsid="00347aa5"/>
    </style:style>
    <style:style style:name="P42" style:family="paragraph" style:parent-style-name="Footnote">
      <style:text-properties officeooo:rsid="003a96dc" officeooo:paragraph-rsid="003a96dc"/>
    </style:style>
    <style:style style:name="P43" style:family="paragraph" style:parent-style-name="Footnote">
      <style:text-properties officeooo:rsid="0043aaf9" officeooo:paragraph-rsid="0043aaf9"/>
    </style:style>
    <style:style style:name="P44" style:family="paragraph" style:parent-style-name="Footnote">
      <style:text-properties officeooo:rsid="00663442" officeooo:paragraph-rsid="00663442"/>
    </style:style>
    <style:style style:name="P45" style:family="paragraph" style:parent-style-name="Footnote">
      <style:text-properties officeooo:rsid="006f371a" officeooo:paragraph-rsid="006f371a"/>
    </style:style>
    <style:style style:name="P46" style:family="paragraph" style:parent-style-name="Quotations">
      <style:text-properties fo:font-style="italic" fo:font-weight="bold" style:font-style-asian="italic" style:font-weight-asian="bold" style:font-style-complex="italic" style:font-weight-complex="bold"/>
    </style:style>
    <style:style style:name="P47"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48" style:family="paragraph" style:parent-style-name="Footnote">
      <style:text-properties officeooo:rsid="008d2a69" officeooo:paragraph-rsid="008d2a69"/>
    </style:style>
    <style:style style:name="P49" style:family="paragraph" style:parent-style-name="Footnote">
      <style:text-properties officeooo:rsid="00b4e7e3" officeooo:paragraph-rsid="00b4e7e3"/>
    </style:style>
    <style:style style:name="P50" style:family="paragraph" style:parent-style-name="Footnote">
      <style:text-properties officeooo:rsid="00c25336" officeooo:paragraph-rsid="00c25336"/>
    </style:style>
    <style:style style:name="P51" style:family="paragraph" style:parent-style-name="Text_20_body">
      <style:text-properties officeooo:paragraph-rsid="01615196"/>
    </style:style>
    <style:style style:name="P52" style:family="paragraph" style:parent-style-name="Title" style:master-page-name="First_20_Page">
      <style:paragraph-properties style:page-number="auto"/>
      <style:text-properties style:font-name="Georgia" officeooo:rsid="000d7868" officeooo:paragraph-rsid="000d7868"/>
    </style:style>
    <style:style style:name="P53" style:family="paragraph" style:parent-style-name="Contents_20_1">
      <style:paragraph-properties>
        <style:tab-stops>
          <style:tab-stop style:position="6.9244in" style:type="right" style:leader-style="dotted" style:leader-text="."/>
        </style:tab-stops>
      </style:paragraph-properties>
    </style:style>
    <style:style style:name="P54" style:family="paragraph" style:parent-style-name="Contents_20_2">
      <style:paragraph-properties>
        <style:tab-stops>
          <style:tab-stop style:position="6.728in" style:type="right" style:leader-style="dotted" style:leader-text="."/>
        </style:tab-stops>
      </style:paragraph-properties>
    </style:style>
    <style:style style:name="P55" style:family="paragraph" style:parent-style-name="Contents_20_3">
      <style:paragraph-properties>
        <style:tab-stops>
          <style:tab-stop style:position="6.5307in" style:type="right" style:leader-style="dotted" style:leader-text="."/>
        </style:tab-stops>
      </style:paragraph-properties>
    </style:style>
    <style:style style:name="P56" style:family="paragraph" style:parent-style-name="Heading_20_3">
      <style:text-properties style:font-name="Georgia"/>
    </style:style>
    <style:style style:name="P57" style:family="paragraph" style:parent-style-name="Heading_20_3">
      <style:text-properties style:font-name="Georgia"/>
    </style:style>
    <style:style style:name="P58" style:family="paragraph" style:parent-style-name="Text_20_body" style:list-style-name="L1">
      <style:text-properties style:font-name="Georgia" fo:font-style="normal" officeooo:rsid="00da68b6" officeooo:paragraph-rsid="00da68b6" style:font-style-asian="normal" style:font-style-complex="normal"/>
    </style:style>
    <style:style style:name="P59" style:family="paragraph" style:parent-style-name="Text_20_body">
      <style:text-properties style:font-name="Georgia" fo:font-style="normal" officeooo:rsid="016a3239" officeooo:paragraph-rsid="016a3239" style:font-style-asian="normal" style:font-style-complex="normal"/>
    </style:style>
    <style:style style:name="P60" style:family="paragraph" style:parent-style-name="Text_20_body">
      <style:text-properties style:font-name="Georgia" officeooo:rsid="001d6d94" officeooo:paragraph-rsid="001d6d94"/>
    </style:style>
    <style:style style:name="P61" style:family="paragraph" style:parent-style-name="Text_20_body">
      <style:text-properties style:font-name="Georgia" officeooo:rsid="016a3239" officeooo:paragraph-rsid="016a3239"/>
    </style:style>
    <style:style style:name="P62" style:family="paragraph" style:parent-style-name="Text_20_body">
      <style:paragraph-properties fo:text-align="start" style:justify-single-word="false"/>
      <style:text-properties style:font-name="Georgia" officeooo:rsid="00119b83" officeooo:paragraph-rsid="00119b83"/>
    </style:style>
    <style:style style:name="P63" style:family="paragraph" style:parent-style-name="Text_20_body">
      <style:paragraph-properties fo:text-align="start" style:justify-single-word="false"/>
      <style:text-properties style:font-name="Georgia" officeooo:rsid="016efd18" officeooo:paragraph-rsid="016efd18"/>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fo:font-weight="bold" officeooo:rsid="005330fd" style:font-style-asian="normal" style:font-weight-asian="bold" style:font-style-complex="normal" style:font-weight-complex="bold"/>
    </style:style>
    <style:style style:name="T268" style:family="text">
      <style:text-properties fo:font-style="normal" fo:font-weight="bold" officeooo:rsid="00e42df4" style:font-style-asian="normal" style:font-weight-asian="bold" style:font-style-complex="normal" style:font-weight-complex="bold"/>
    </style:style>
    <style:style style:name="T269" style:family="text">
      <style:text-properties fo:font-style="normal" style:text-underline-style="solid" style:text-underline-width="auto" style:text-underline-color="font-color" officeooo:rsid="00b4fb0a" style:font-style-asian="normal" style:font-style-complex="normal"/>
    </style:style>
    <style:style style:name="T270" style:family="text">
      <style:text-properties officeooo:rsid="001f3d15"/>
    </style:style>
    <style:style style:name="T271" style:family="text">
      <style:text-properties officeooo:rsid="00234be1"/>
    </style:style>
    <style:style style:name="T272" style:family="text">
      <style:text-properties officeooo:rsid="002410dd"/>
    </style:style>
    <style:style style:name="T273" style:family="text">
      <style:text-properties officeooo:rsid="0025feaf"/>
    </style:style>
    <style:style style:name="T274" style:family="text">
      <style:text-properties officeooo:rsid="00279183"/>
    </style:style>
    <style:style style:name="T275" style:family="text">
      <style:text-properties officeooo:rsid="00425c5c"/>
    </style:style>
    <style:style style:name="T276" style:family="text">
      <style:text-properties officeooo:rsid="0045234c"/>
    </style:style>
    <style:style style:name="T277" style:family="text">
      <style:text-properties officeooo:rsid="00470441"/>
    </style:style>
    <style:style style:name="T278" style:family="text">
      <style:text-properties officeooo:rsid="004db0a6"/>
    </style:style>
    <style:style style:name="T279" style:family="text">
      <style:text-properties officeooo:rsid="006d73d2"/>
    </style:style>
    <style:style style:name="T280" style:family="text">
      <style:text-properties officeooo:rsid="00804fd2"/>
    </style:style>
    <style:style style:name="T281" style:family="text">
      <style:text-properties officeooo:rsid="008205d2"/>
    </style:style>
    <style:style style:name="T282" style:family="text">
      <style:text-properties officeooo:rsid="00828ff4"/>
    </style:style>
    <style:style style:name="T283" style:family="text">
      <style:text-properties officeooo:rsid="00840e7d"/>
    </style:style>
    <style:style style:name="T284" style:family="text">
      <style:text-properties fo:font-weight="bold" officeooo:rsid="005330fd" style:font-weight-asian="bold" style:font-weight-complex="bold"/>
    </style:style>
    <style:style style:name="T285" style:family="text">
      <style:text-properties officeooo:rsid="00864b48"/>
    </style:style>
    <style:style style:name="T286" style:family="text">
      <style:text-properties officeooo:rsid="0087fd9d"/>
    </style:style>
    <style:style style:name="T287" style:family="text">
      <style:text-properties officeooo:rsid="0089b152"/>
    </style:style>
    <style:style style:name="T288" style:family="text">
      <style:text-properties officeooo:rsid="008a7486"/>
    </style:style>
    <style:style style:name="T289" style:family="text">
      <style:text-properties officeooo:rsid="008ba113"/>
    </style:style>
    <style:style style:name="T290" style:family="text">
      <style:text-properties officeooo:rsid="008cf540"/>
    </style:style>
    <style:style style:name="T291" style:family="text">
      <style:text-properties style:text-underline-style="solid" style:text-underline-width="auto" style:text-underline-color="font-color"/>
    </style:style>
    <style:style style:name="T292" style:family="text">
      <style:text-properties officeooo:rsid="00b94427"/>
    </style:style>
    <style:style style:name="T293" style:family="text">
      <style:text-properties officeooo:rsid="00c5102b"/>
    </style:style>
    <style:style style:name="T294" style:family="text">
      <style:text-properties officeooo:rsid="00c7ec7b"/>
    </style:style>
    <style:style style:name="T295" style:family="text">
      <style:text-properties officeooo:rsid="00c83fd5"/>
    </style:style>
    <style:style style:name="T296" style:family="text">
      <style:text-properties officeooo:rsid="00c9c025"/>
    </style:style>
    <style:style style:name="T297" style:family="text">
      <style:text-properties officeooo:rsid="00ca40f9"/>
    </style:style>
    <style:style style:name="T298" style:family="text">
      <style:text-properties officeooo:rsid="00cb71b0"/>
    </style:style>
    <style:style style:name="T299" style:family="text">
      <style:text-properties officeooo:rsid="00cc3a21"/>
    </style:style>
    <style:style style:name="T300" style:family="text">
      <style:text-properties officeooo:rsid="00ccba6c"/>
    </style:style>
    <style:style style:name="T301" style:family="text">
      <style:text-properties officeooo:rsid="00cde9a9"/>
    </style:style>
    <style:style style:name="T302" style:family="text">
      <style:text-properties officeooo:rsid="00cf55f1"/>
    </style:style>
    <style:style style:name="T303" style:family="text">
      <style:text-properties officeooo:rsid="00d0433a"/>
    </style:style>
    <style:style style:name="T304" style:family="text">
      <style:text-properties officeooo:rsid="00d0bb18"/>
    </style:style>
    <style:style style:name="T305" style:family="text">
      <style:text-properties officeooo:rsid="00d1828e"/>
    </style:style>
    <style:style style:name="T306" style:family="text">
      <style:text-properties officeooo:rsid="00d322c1"/>
    </style:style>
    <style:style style:name="T307" style:family="text">
      <style:text-properties officeooo:rsid="00d333ca"/>
    </style:style>
    <style:style style:name="T308" style:family="text">
      <style:text-properties officeooo:rsid="00d98804"/>
    </style:style>
    <style:style style:name="T309" style:family="text">
      <style:text-properties officeooo:rsid="00e93e0d"/>
    </style:style>
    <style:style style:name="T310" style:family="text">
      <style:text-properties officeooo:rsid="013977aa"/>
    </style:style>
    <style:style style:name="T311" style:family="text">
      <style:text-properties officeooo:rsid="0145a278"/>
    </style:style>
    <style:style style:name="T312" style:family="text">
      <style:text-properties officeooo:rsid="014b1984"/>
    </style:style>
    <style:style style:name="T313" style:family="text">
      <style:text-properties style:font-name="Georgia" fo:font-style="italic" officeooo:rsid="01598d99" style:font-style-asian="italic" style:font-style-complex="italic"/>
    </style:style>
    <style:style style:name="T314" style:family="text">
      <style:text-properties style:font-name="Georgia" fo:font-style="normal" officeooo:rsid="0171ea51" style:font-style-asian="normal" style:font-style-complex="normal"/>
    </style:style>
    <style:style style:name="T315" style:family="text">
      <style:text-properties style:font-name="Georgia" fo:font-style="normal" officeooo:rsid="01744a3f" style:font-style-asian="normal" style:font-style-complex="normal"/>
    </style:style>
    <style:style style:name="T316" style:family="text">
      <style:text-properties style:font-name="Georgia" fo:font-style="normal" officeooo:rsid="0175ab43" style:font-style-asian="normal" style:font-style-complex="normal"/>
    </style:style>
    <style:style style:name="T317" style:family="text">
      <style:text-properties officeooo:rsid="016b8ef2"/>
    </style:style>
    <style:style style:name="T318" style:family="text">
      <style:text-properties officeooo:rsid="016be871"/>
    </style:style>
    <style:style style:name="T319" style:family="text">
      <style:text-properties officeooo:rsid="0170240c"/>
    </style:style>
    <style:style style:name="T320" style:family="text">
      <style:text-properties style:font-name="Georgia" fo:font-style="normal" style:font-style-asian="normal" style:font-style-complex="normal"/>
    </style:style>
    <style:style style:name="T321" style:family="text">
      <style:text-properties style:font-name="Georgia" fo:font-style="normal" officeooo:rsid="0171ea51" style:font-style-asian="normal" style:font-style-complex="normal"/>
    </style:style>
    <style:style style:name="T322" style:family="text">
      <style:text-properties style:font-name="Georgia" fo:font-style="normal" officeooo:rsid="0172381e"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3"><text:a xlink:type="simple" xlink:href="#__RefHeading___Toc172_1691238551" text:style-name="Index_20_Link" text:visited-style-name="Index_20_Link">Introduction<text:tab/>2</text:a></text:p>
          <text:p text:style-name="P53"><text:a xlink:type="simple" xlink:href="#__RefHeading___Toc174_1691238551" text:style-name="Index_20_Link" text:visited-style-name="Index_20_Link">Prologue<text:tab/>2</text:a></text:p>
          <text:p text:style-name="P53"><text:a xlink:type="simple" xlink:href="#__RefHeading___Toc176_1691238551" text:style-name="Index_20_Link" text:visited-style-name="Index_20_Link">The Beginning<text:tab/>3</text:a></text:p>
          <text:p text:style-name="P54"><text:a xlink:type="simple" xlink:href="#__RefHeading___Toc178_1691238551" text:style-name="Index_20_Link" text:visited-style-name="Index_20_Link">We Have To Start Somewhere<text:tab/>3</text:a></text:p>
          <text:p text:style-name="P55"><text:a xlink:type="simple" xlink:href="#__RefHeading___Toc3362_3232343310" text:style-name="Index_20_Link" text:visited-style-name="Index_20_Link">Working Things Out<text:tab/>3</text:a></text:p>
          <text:p text:style-name="P54"><text:a xlink:type="simple" xlink:href="#__RefHeading___Toc196_1691238551" text:style-name="Index_20_Link" text:visited-style-name="Index_20_Link">Not Everything Makes Sense<text:tab/>3</text:a></text:p>
          <text:p text:style-name="P54"><text:a xlink:type="simple" xlink:href="#__RefHeading___Toc507_1691238551" text:style-name="Index_20_Link" text:visited-style-name="Index_20_Link"><text:span text:style-name="T44">Y</text:span><text:span text:style-name="T44">ou’ve Got To Keep Going</text:span><text:tab/>4</text:a></text:p>
          <text:p text:style-name="P54"><text:a xlink:type="simple" xlink:href="#__RefHeading___Toc1039_1691238551" text:style-name="Index_20_Link" text:visited-style-name="Index_20_Link"><text:span text:style-name="T44">T</text:span><text:span text:style-name="T44">hinking Things Through</text:span><text:tab/>5</text:a></text:p>
          <text:p text:style-name="P53"><text:a xlink:type="simple" xlink:href="#__RefHeading___Toc668_4145929403" text:style-name="Index_20_Link" text:visited-style-name="Index_20_Link"><text:span text:style-name="T44">T</text:span><text:span text:style-name="T44">he Middle</text:span><text:tab/>6</text:a></text:p>
          <text:p text:style-name="P54"><text:a xlink:type="simple" xlink:href="#__RefHeading___Toc670_4145929403" text:style-name="Index_20_Link" text:visited-style-name="Index_20_Link">The Past<text:tab/>6</text:a></text:p>
          <text:p text:style-name="P54"><text:a xlink:type="simple" xlink:href="#__RefHeading___Toc940_4145929403" text:style-name="Index_20_Link" text:visited-style-name="Index_20_Link"><text:span text:style-name="T44">T</text:span><text:span text:style-name="T44">he Present</text:span><text:tab/>7</text:a></text:p>
          <text:p text:style-name="P54"><text:a xlink:type="simple" xlink:href="#__RefHeading___Toc1011_4186773524" text:style-name="Index_20_Link" text:visited-style-name="Index_20_Link"><text:span text:style-name="T44">T</text:span><text:span text:style-name="T44">he Future</text:span><text:tab/>9</text:a></text:p>
          <text:p text:style-name="P55"><text:a xlink:type="simple" xlink:href="#__RefHeading___Toc1103_4186773524" text:style-name="Index_20_Link" text:visited-style-name="Index_20_Link"><text:span text:style-name="T44">T</text:span><text:span text:style-name="T44">ime Travel</text:span><text:tab/>9</text:a></text:p>
          <text:p text:style-name="P55"><text:a xlink:type="simple" xlink:href="#__RefHeading___Toc1142_217679637" text:style-name="Index_20_Link" text:visited-style-name="Index_20_Link"><text:span text:style-name="T44">J</text:span><text:span text:style-name="T44">aded</text:span><text:tab/>10</text:a></text:p>
          <text:p text:style-name="P54"><text:a xlink:type="simple" xlink:href="#__RefHeading___Toc1234_217679637" text:style-name="Index_20_Link" text:visited-style-name="Index_20_Link"><text:span text:style-name="T44">L</text:span><text:span text:style-name="T44">ife Is Weird</text:span><text:tab/>10</text:a></text:p>
          <text:p text:style-name="P55"><text:a xlink:type="simple" xlink:href="#__RefHeading___Toc1397_3132659315" text:style-name="Index_20_Link" text:visited-style-name="Index_20_Link"><text:span text:style-name="T44">L</text:span><text:span text:style-name="T44">ittle Green Men</text:span><text:tab/>11</text:a></text:p>
          <text:p text:style-name="P55"><text:a xlink:type="simple" xlink:href="#__RefHeading___Toc1429_2846621028" text:style-name="Index_20_Link" text:visited-style-name="Index_20_Link"><text:span text:style-name="T44">G</text:span><text:span text:style-name="T44">overnment Cover up</text:span><text:tab/>11</text:a></text:p>
          <text:p text:style-name="P55"><text:a xlink:type="simple" xlink:href="#__RefHeading___Toc1649_2846621028" text:style-name="Index_20_Link" text:visited-style-name="Index_20_Link">Fun and Games<text:tab/>12</text:a></text:p>
          <text:p text:style-name="P55"><text:a xlink:type="simple" xlink:href="#__RefHeading___Toc1925_2846621028" text:style-name="Index_20_Link" text:visited-style-name="Index_20_Link">Lemons<text:tab/>13</text:a></text:p>
          <text:p text:style-name="P55"><text:a xlink:type="simple" xlink:href="#__RefHeading___Toc2101_2846621028" text:style-name="Index_20_Link" text:visited-style-name="Index_20_Link"><text:span text:style-name="T44">W</text:span><text:span text:style-name="T44">hat’s Past Is Prologue</text:span><text:tab/>14</text:a></text:p>
          <text:p text:style-name="P55"><text:a xlink:type="simple" xlink:href="#__RefHeading___Toc2230_2846621028" text:style-name="Index_20_Link" text:visited-style-name="Index_20_Link"><text:span text:style-name="T44">W</text:span><text:span text:style-name="T44">e’re Only Human</text:span><text:tab/>15</text:a></text:p>
          <text:p text:style-name="P54"><text:a xlink:type="simple" xlink:href="#__RefHeading___Toc2424_2846621028" text:style-name="Index_20_Link" text:visited-style-name="Index_20_Link"><text:span text:style-name="T44">M</text:span><text:span text:style-name="T44">ental Illness</text:span><text:tab/>15</text:a></text:p>
          <text:p text:style-name="P55"><text:a xlink:type="simple" xlink:href="#__RefHeading___Toc2441_2846621028" text:style-name="Index_20_Link" text:visited-style-name="Index_20_Link">Why Did God Do This To Me?<text:tab/>15</text:a></text:p>
          <text:p text:style-name="P55"><text:a xlink:type="simple" xlink:href="#__RefHeading___Toc2094_3586674956" text:style-name="Index_20_Link" text:visited-style-name="Index_20_Link"><text:span text:style-name="T44">W</text:span><text:span text:style-name="T44">hy Me?</text:span><text:tab/>16</text:a></text:p>
          <text:p text:style-name="P55"><text:a xlink:type="simple" xlink:href="#__RefHeading___Toc2410_3586674956" text:style-name="Index_20_Link" text:visited-style-name="Index_20_Link"><text:span text:style-name="T44">S</text:span><text:span text:style-name="T44">ometimes Things Don’t Add Up</text:span><text:tab/>17</text:a></text:p>
          <text:p text:style-name="P55"><text:a xlink:type="simple" xlink:href="#__RefHeading___Toc2562_3586674956" text:style-name="Index_20_Link" text:visited-style-name="Index_20_Link"><text:span text:style-name="T44">V</text:span><text:span text:style-name="T44">oices</text:span><text:tab/>18</text:a></text:p>
          <text:p text:style-name="P55"><text:a xlink:type="simple" xlink:href="#__RefHeading___Toc2759_3586674956" text:style-name="Index_20_Link" text:visited-style-name="Index_20_Link"><text:span text:style-name="T44">L</text:span><text:span text:style-name="T44">iving Your Best Life</text:span><text:tab/>18</text:a></text:p>
          <text:p text:style-name="P55"><text:a xlink:type="simple" xlink:href="#__RefHeading___Toc2896_3586674956" text:style-name="Index_20_Link" text:visited-style-name="Index_20_Link"><text:span text:style-name="T44">A</text:span><text:span text:style-name="T44">nxious To Live</text:span><text:tab/>19</text:a></text:p>
          <text:p text:style-name="P55"><text:a xlink:type="simple" xlink:href="#__RefHeading___Toc2588_4246929340" text:style-name="Index_20_Link" text:visited-style-name="Index_20_Link">Death, A Certain End<text:tab/>19</text:a></text:p>
          <text:p text:style-name="P54"><text:a xlink:type="simple" xlink:href="#__RefHeading___Toc3257_4246929340" text:style-name="Index_20_Link" text:visited-style-name="Index_20_Link"><text:span text:style-name="T44">H</text:span><text:span text:style-name="T44">ave We Not Heard The Chimes At Midnight</text:span><text:tab/>21</text:a></text:p>
          <text:p text:style-name="P55"><text:a xlink:type="simple" xlink:href="#__RefHeading___Toc3110_1071567929" text:style-name="Index_20_Link" text:visited-style-name="Index_20_Link"><text:span text:style-name="T44">I</text:span><text:span text:style-name="T44">t Would Have Been Nice</text:span><text:tab/>22</text:a></text:p>
          <text:p text:style-name="P55"><text:a xlink:type="simple" xlink:href="#__RefHeading___Toc3410_3232343310" text:style-name="Index_20_Link" text:visited-style-name="Index_20_Link"><text:span text:style-name="T44">F</text:span><text:span text:style-name="T44">orgiving Yourself</text:span><text:tab/>22</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0">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17">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2">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0">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56" text:outline-level="3"><text:bookmark-start text:name="__RefHeading___Toc3362_3232343310"/>Working Things Out<text:bookmark-end text:name="__RefHeading___Toc3362_3232343310"/></text:h>
      <text:p text:style-name="P63"><text:tab/>Not everything will work out of course. It could take some time in order for things to fall into place. <text:span text:style-name="T319">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1">There are things in life that don’t make sense. </text:span><text:span text:style-name="T272">So many things that happen or occur where we are left scratching our heads thinking what he hell just happened? </text:span><text:span text:style-name="T273">It happens more than you would think. </text:span><text:span text:style-name="T274">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1">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6">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2">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5">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3">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6">between. I’m sure there are some people who can see gray areas in their life. I just don’t see how that’s possible. I don’t know why I can’t seem to see that. </text:span><text:span text:style-name="T277">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8">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4">If wishes were horses…</text:span><text:span text:style-name="T267"><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4">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79">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6">Do not dwell in the past, do not dream of the future, concentrate the mind on the present moment.<text:note text:id="ftn7" text:note-class="footnote"><text:note-citation>7</text:note-citation><text:note-body><text:p text:style-name="P45">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0">There is a phrase that captures looking at the present quite well:</text:span></text:p>
      <text:p text:style-name="P47">carpe diem<text:note text:id="ftn8" text:note-class="footnote"><text:note-citation>8</text:note-citation><text:note-body><text:p text:style-name="Footnote"><text:span text:style-name="T280">U</text:span>sed to urge someone to make the most of the present time and give little thought to the future. <text:span text:style-name="T282">B</text:span>ook 1 of the Roman poet Horace's work Odes (23 BC).</text:p></text:note-body></text:note></text:p>
      <text:p text:style-name="P22"><text:tab/><text:span text:style-name="T281">We need to seize the day and see what can come from it. </text:span><text:span text:style-name="T283">Only then can we measure our true potential in this life. </text:span><text:span text:style-name="T285">Only then can we properly enjoy everything this life has to offer us. To seek out that which we know to be true and good and honest, we <text:s/>must find a way to celebrate the present and see what can be learned. </text:span><text:span text:style-name="T286">If we don’t we will miss out on an opportunity so vast that we’ll regret it.</text:span></text:p>
      <text:p text:style-name="P22"><text:tab/><text:span text:style-name="T287">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2"><text:soft-page-break/><text:tab/><text:span text:style-name="T288">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2"><text:tab/><text:span text:style-name="T289">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2"><text:tab/><text:span text:style-name="T289">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2"><text:tab/><text:span text:style-name="T290">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2"><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48">See “I Dream of Genie”</text:p></text:note-body></text:note></text:span></text:p>
      <text:p text:style-name="P22"><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2"><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2"><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3"><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56" text:outline-level="3"><text:bookmark-start text:name="__RefHeading___Toc1103_4186773524"/><text:span text:style-name="T118">T</text:span><text:span text:style-name="T44">ime Travel</text:span><text:bookmark-end text:name="__RefHeading___Toc1103_4186773524"/></text:h>
      <text:p text:style-name="P24"><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4"><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4"><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56"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5"><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5"><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2"><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2"><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2"><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56"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49">Tagline for the 1979 science fiction horror film <text:span text:style-name="T291">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6"><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69">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6"><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6"><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2">U</text:span>njustified suspicion and mistrust of other people or their actions.</text:p></text:note-body></text:note></text:span><text:span text:style-name="T143"> Who knows.</text:span></text:p>
      <text:h text:style-name="P56" text:outline-level="3"><text:bookmark-start text:name="__RefHeading___Toc1429_2846621028"/><text:span text:style-name="T143">G</text:span><text:span text:style-name="T44">overnment Cover up</text:span><text:bookmark-end text:name="__RefHeading___Toc1429_2846621028"/></text:h>
      <text:p text:style-name="P27"><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7"><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7"><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6">When a crooked politician calls me traitor, ask yourself: who did I betray? The courts have ruled repeatedly that the programs I revealed were unlawful, and likely unconstitutional—a violation of your rights.</text:p>
      <text:p text:style-name="P46">If this is treason, what they call loyalty is a crime.<text:note text:id="ftn15" text:note-class="footnote"><text:note-citation>15</text:note-citation><text:note-body><text:p text:style-name="P50">Edward Snowden’s X account (@Snowden), Dec 15, 2020 3:29 PM https://x.com/Snowden/status/1338974576047480835</text:p></text:note-body></text:note></text:p>
      <text:p text:style-name="P22"><text:tab/><text:span text:style-name="T293">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56" text:outline-level="3"><text:bookmark-start text:name="__RefHeading___Toc1649_2846621028"/>Fun and Games<text:bookmark-end text:name="__RefHeading___Toc1649_2846621028"/></text:h>
      <text:p text:style-name="P28"><text:tab/><text:span text:style-name="T297">There’s</text:span> a <text:span text:style-name="T297">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4">It’s not fair to anyone involved and can be a source of hurt and trouble for you. </text:span><text:span text:style-name="T295">Warnings seldom come to those who have good intentions. You tend to ignore or avoid warnings signs when they’re staring you right in the face, simply because you think you’re doing the right thing. </text:span><text:span text:style-name="T296">It can be a costly adventure to be sure.</text:span></text:p>
      <text:p text:style-name="P28"><text:tab/><text:span text:style-name="T298">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299">But sometimes life just happens and with that terrible things can be thrown in the mix.</text:span></text:p>
      <text:p text:style-name="P28"><text:tab/><text:span text:style-name="T300">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8"><text:tab/><text:span text:style-name="T301">It would be nice to have some understanding of everything that goes on and happens in this life. </text:span><text:span text:style-name="T302">But I doubt that will ever occur. </text:span><text:span text:style-name="T303">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56" text:outline-level="3"><text:bookmark-start text:name="__RefHeading___Toc1925_2846621028"/>Lemons<text:bookmark-end text:name="__RefHeading___Toc1925_2846621028"/></text:h>
      <text:p text:style-name="P29"><text:tab/>There’s a saying that most people know:</text:p>
      <text:p text:style-name="P46">When life gives you lemons, make lemonade.<text:note text:id="ftn16" text:note-class="footnote"><text:note-citation>16</text:note-citation><text:note-body><text:p text:style-name="Footnote">Elbert Hubbard, <text:span text:style-name="T304">1915 obituary obituary for actor Marshall Pinckney Wilder. Hubbard wrote that Wilder "picked up the lemons that Fate had sent him and started a lemonade stand". </text:span></text:p></text:note-body></text:note></text:p>
      <text:p text:style-name="P22"><text:tab/><text:span text:style-name="T304">Life tends to </text:span><text:span text:style-name="T305">give us lemons from time to time. We have to <text:s/>pick ourselves up by our bootstraps and seek out the silver lining in everything that’s happening. If that entails making lemonade from the lemons so be it. </text:span><text:span text:style-name="T306">It doesn’t mean things will get better right away, but it’s a stepping stone towards something that’s better. </text:span><text:span text:style-name="T307">Rather it </text:span><text:span text:style-name="T22">can</text:span><text:span text:style-name="T153"> be a stepping stone to something that’s better. It’s all how you take things in. You have to try and make things better, they won’t just get better because you wish it.</text:span></text:p>
      <text:p text:style-name="P22"><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2"><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56"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0"><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8">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0"><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0"><text:span text:style-name="T160"><text:tab/></text:span><text:span text:style-name="T161">There’s three main parts to life:</text:span></text:p>
      <text:list text:style-name="L1">
        <text:list-item>
          <text:list>
            <text:list-item>
              <text:list>
                <text:list-item>
                  <text:p text:style-name="P58">You’re born</text:p>
                </text:list-item>
                <text:list-item>
                  <text:p text:style-name="P58">You live</text:p>
                </text:list-item>
                <text:list-item>
                  <text:p text:style-name="P58">You die</text:p>
                </text:list-item>
              </text:list>
            </text:list-item>
          </text:list>
        </text:list-item>
      </text:list>
      <text:p text:style-name="P30"><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56" text:outline-level="3"><text:bookmark-start text:name="__RefHeading___Toc2230_2846621028"/><text:soft-page-break/><text:span text:style-name="T165">W</text:span><text:span text:style-name="T44">e’re Only Human</text:span><text:bookmark-end text:name="__RefHeading___Toc2230_2846621028"/></text:h>
      <text:p text:style-name="P31"><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1"><text:span text:style-name="T167"><text:tab/></text:span><text:span text:style-name="T168">I think it is better to follow your conscience instead of hoping that you’ll get away with whatever you’re ordered to do. </text:span><text:span text:style-name="T33">Orders be damned.</text:span><text:span text:style-name="T268"><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1"><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09">T</text:span>he world or the state of things as they actually exist, as opposed to an idealistic or notional idea of them.</text:p></text:note-body></text:note></text:span></text:p>
      <text:p text:style-name="P31"><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56" text:outline-level="3"><text:bookmark-start text:name="__RefHeading___Toc2441_2846621028"/>Why Did God Do This To Me?<text:bookmark-end text:name="__RefHeading___Toc2441_2846621028"/></text:h>
      <text:p text:style-name="P32"><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2"><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56" text:outline-level="3"><text:bookmark-start text:name="__RefHeading___Toc2094_3586674956"/><text:span text:style-name="T177">W</text:span><text:span text:style-name="T44">hy Me?</text:span><text:bookmark-end text:name="__RefHeading___Toc2094_3586674956"/></text:h>
      <text:p text:style-name="P33"><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3"><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3"><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3"><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3"><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3"><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56" text:outline-level="3"><text:bookmark-start text:name="__RefHeading___Toc2410_3586674956"/><text:span text:style-name="T195">S</text:span><text:span text:style-name="T44">ometimes Things Don’t Add Up</text:span><text:bookmark-end text:name="__RefHeading___Toc2410_3586674956"/></text:h>
      <text:p text:style-name="P34"><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4"><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56" text:outline-level="3"><text:bookmark-start text:name="__RefHeading___Toc2562_3586674956"/><text:span text:style-name="T200">V</text:span><text:span text:style-name="T44">oices</text:span><text:bookmark-end text:name="__RefHeading___Toc2562_3586674956"/></text:h>
      <text:p text:style-name="P35"><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5"><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5"><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56" text:outline-level="3"><text:bookmark-start text:name="__RefHeading___Toc2759_3586674956"/><text:span text:style-name="T209">L</text:span><text:span text:style-name="T44">iving Your Best Life</text:span><text:bookmark-end text:name="__RefHeading___Toc2759_3586674956"/></text:h>
      <text:p text:style-name="P36"><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6"><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6"><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56" text:outline-level="3"><text:bookmark-start text:name="__RefHeading___Toc2896_3586674956"/><text:span text:style-name="T219">A</text:span><text:span text:style-name="T44">nxious To Live</text:span><text:bookmark-end text:name="__RefHeading___Toc2896_3586674956"/></text:h>
      <text:p text:style-name="P37"><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7"><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7"><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7"><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56" text:outline-level="3"><text:bookmark-start text:name="__RefHeading___Toc2588_4246929340"/>Death, <text:span text:style-name="T310">A Certain End</text:span><text:bookmark-end text:name="__RefHeading___Toc2588_4246929340"/></text:h>
      <text:p text:style-name="P38"><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8"><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8"><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6"><text:bookmark text:name="en-KJV-17361"/>3.1 To every thing there is a season, and a time to every purpose under the heaven:</text:p>
      <text:p text:style-name="P46"><text:bookmark text:name="en-KJV-17362"/><text:span text:style-name="T311">3.</text:span>2 A time to be born, and a time to die; a time to plant, and a time to pluck up that which is planted;</text:p>
      <text:p text:style-name="P46"><text:bookmark text:name="en-KJV-17362 Copy 2"/><text:span text:style-name="T311">3.</text:span>3 A time to kill, and a time to heal; a time to break down, and a time to build up;</text:p>
      <text:p text:style-name="P46"><text:bookmark text:name="en-KJV-17364"/><text:bookmark text:name="en-KJV-17362 Copy 3"/><text:span text:style-name="T311">3.</text:span>4 A time to weep, and a time to laugh; a time to mourn, and a time to dance;</text:p>
      <text:p text:style-name="P46"><text:bookmark text:name="en-KJV-17365"/><text:bookmark text:name="en-KJV-17362 Copy 4"/><text:span text:style-name="T311">3.</text:span>5 A time to cast away stones, and a time to gather stones together; a time to embrace, and a time to refrain from embracing;</text:p>
      <text:p text:style-name="P46"><text:bookmark text:name="en-KJV-17366"/><text:bookmark text:name="en-KJV-17362 Copy 5"/><text:span text:style-name="T311">3.</text:span>6 A time to get, and a time to lose; a time to keep, and a time to cast away;</text:p>
      <text:p text:style-name="P46"><text:bookmark text:name="en-KJV-17367"/><text:bookmark text:name="en-KJV-17362 Copy 6"/><text:span text:style-name="T311">3.</text:span>7 A time to rend, and a time to sew; a time to keep silence, and a time to speak;</text:p>
      <text:p text:style-name="P46"><text:bookmark text:name="en-KJV-17368"/><text:bookmark text:name="en-KJV-17362 Copy 7"/><text:span text:style-name="T311">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8"><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8"><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8"><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8"><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39"><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1"><text:span text:style-name="T313"><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39"><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39"><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39"><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39"><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56" text:outline-level="3"><text:bookmark-start text:name="__RefHeading___Toc3110_1071567929"/><text:span text:style-name="T263">I</text:span><text:span text:style-name="T44">t Would Have Been Nice</text:span><text:bookmark-end text:name="__RefHeading___Toc3110_1071567929"/></text:h>
      <text:p text:style-name="P59"><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6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0" text:note-class="footnote"><text:note-citation>33</text:note-citation><text:note-body><text:p text:style-name="Footnote"><text:span text:style-name="T318">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6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3"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56"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20"><text:tab/></text:span><text:span text:style-name="T314">There are times in this life where we have to learn to forgive ourselves. We might be able to forgive others but it’s important to forgive ourselves as well. We can’t keep forgiving others and be hard on ourselves. </text:span><text:span text:style-name="T322">It’s not fair to us.</text:span><text:span text:style-name="T314"> </text:span><text:span text:style-name="T315">So do yourself a favor and forgive yourself for whatever it is that has you down or concerned. </text:span><text:span text:style-name="T316">You’ll be doing yourself a huge favor by doing that. You’ll thank yourself later to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0</text:page-number><text:s/>of <text:page-count>22</text:page-count>) <text:date style:data-style-name="N37" text:date-value="2026-03-09T16:18:09.442403311">03/0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9T16:18:09.359009755</dc:date>
    <meta:editing-duration>P1DT9H38M57S</meta:editing-duration>
    <meta:editing-cycles>342</meta:editing-cycles>
    <meta:generator>LibreOffice/24.2.7.2$Linux_X86_64 LibreOffice_project/420$Build-2</meta:generator>
    <meta:print-date>2023-11-18T19:55:35.459000000</meta:print-date>
    <meta:printed-by>PDF files</meta:printed-by>
    <meta:document-statistic meta:table-count="0" meta:image-count="0" meta:object-count="0" meta:page-count="22" meta:paragraph-count="240" meta:word-count="11454" meta:character-count="60349" meta:non-whitespace-character-count="49017"/>
  </office:meta>
</office:document-meta>
</file>